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6-10_21-02-17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6-11_01-00-04_000.jpg</text:p>
          </table:table-cell>
          <table:table-cell table:style-name="ce27" office:value-type="string">
            <text:p>:m :th / topic=本を読んだ感想：矢内原、『講義 Ⅷ』、p.591 / content=おれは、お宅が「天国」とやらに入るための、ネタじゃん。 / lang=ja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:th / topic=本を読んだ感想：矢内原、『講義 Ⅷ』、p.591 / content=おれは、お宅が「天国」とやらに入るための、ネタじゃん。 / lang=ja">
            <text:p>:m :th / topic=本を読んだ感想：矢内原、『講義 Ⅷ』、p.591 / content=おれは、お宅が「天国」とやらに入るための、ネタじゃん。 / lang=ja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6-11_01-02-51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6-11_07-30-45_000.jpg</text:p>
          </table:table-cell>
          <table:table-cell table:style-name="ce36" office:value-type="string">
            <text:p>:m :th / topic=天国に入る / content=天国へはいれるか　=&gt;　神様にお任せ / lang=ja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:th / topic=天国に入る / content=天国へはいれるか　=&gt;　神様にお任せ / lang=ja">
            <text:p>:m :th / topic=天国に入る / content=天国へはいれるか　=&gt;　神様にお任せ / lang=ja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6-11_07-35-41_000.jpg</text:p>
          </table:table-cell>
          <table:table-cell table:style-name="ce36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6-11_11-36-22_000.jpg</text:p>
          </table:table-cell>
          <table:table-cell table:style-name="ce28" office:value-type="string">
            <text:p>:m RES 1-2*6 / free# JVEMV6 68#_281:1 / 68. theoretical-physics(tp) / topics=量子力学,w=上昇演算子,doc=r-7-A1~1.1.1:#18-6,s=~,i=~,other=calc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RES 1-2*6 / free# JVEMV6 68#_281:1 / 68. theoretical-physics(tp) / topics=量子力学,w=上昇演算子,doc=r-7-A1~1.1.1:#18-6,s=~,i=~,other=calc+">
            <text:p>:m RES 1-2*6 / free# JVEMV6 68#_281:1 / 68. theoretical-physics(tp) / topics=量子力学,w=上昇演算子,doc=r-7-A1~1.1.1:#18-6,s=~,i=~,other=calc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06-11_11-36-40_000.jpg</text:p>
          </table:table-cell>
          <table:table-cell table:style-name="ce27" office:value-type="string">
            <text:p>:m RES 3*6 / free# JVEMV6 68#_281:1 / 68. theoretical-physics(tp) / topics=量子力学,w=上昇演算子,doc=r-7-A1~1.1.1:#18-6,s=~,i=~,other=calc+;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RES 3*6 / free# JVEMV6 68#_281:1 / 68. theoretical-physics(tp) / topics=量子力学,w=上昇演算子,doc=r-7-A1~1.1.1:#18-6,s=~,i=~,other=calc+;calc+">
            <text:p>:m RES 3*6 / free# JVEMV6 68#_281:1 / 68. theoretical-physics(tp) / topics=量子力学,w=上昇演算子,doc=r-7-A1~1.1.1:#18-6,s=~,i=~,other=calc+;calc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06-11_11-36-56_000.jpg</text:p>
          </table:table-cell>
          <table:table-cell table:style-name="ce27" office:value-type="string">
            <text:p>:m RES 4*6 / free# JVEMV6 68#_281:1 / 68. theoretical-physics(tp) / topics=量子力学,w=上昇演算子,doc=r-7-A1~1.1.1:#18-6,s=~,i=~,other=calc+;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RES 4*6 / free# JVEMV6 68#_281:1 / 68. theoretical-physics(tp) / topics=量子力学,w=上昇演算子,doc=r-7-A1~1.1.1:#18-6,s=~,i=~,other=calc+;">
            <text:p>:m RES 4*6 / free# JVEMV6 68#_281:1 / 68. theoretical-physics(tp) / topics=量子力学,w=上昇演算子,doc=r-7-A1~1.1.1:#18-6,s=~,i=~,other=calc+;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9" office:value-type="string">
            <text:p>2022-06-11_11-37-10_000.jpg</text:p>
          </table:table-cell>
          <table:table-cell table:style-name="ce27" office:value-type="string">
            <text:p>:m RES 5*6 / free# JVEMV6 68#_281:1 / 68. theoretical-physics(tp) / topics=量子力学,w=上昇演算子,doc=r-7-A1~1.1.1:#18-6,s=~,i=~,other=calc+;calc+;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RES 5*6 / free# JVEMV6 68#_281:1 / 68. theoretical-physics(tp) / topics=量子力学,w=上昇演算子,doc=r-7-A1~1.1.1:#18-6,s=~,i=~,other=calc+;calc+;">
            <text:p>:m RES 5*6 / free# JVEMV6 68#_281:1 / 68. theoretical-physics(tp) / topics=量子力学,w=上昇演算子,doc=r-7-A1~1.1.1:#18-6,s=~,i=~,other=calc+;calc+;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9" office:value-type="string">
            <text:p>2022-06-11_11-37-24_000.jpg</text:p>
          </table:table-cell>
          <table:table-cell table:style-name="ce36" office:value-type="string">
            <text:p>:m RES 6*6 / free# JVEMV6 68#_281:1 / 68. theoretical-physics(tp) / topics=量子力学,w=上昇演算子,doc=r-7-A1~1.1.1:#18-6,s=~,i=~,other=calc+:([a*a†,a†])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RES 6*6 / free# JVEMV6 68#_281:1 / 68. theoretical-physics(tp) / topics=量子力学,w=上昇演算子,doc=r-7-A1~1.1.1:#18-6,s=~,i=~,other=calc+:([a*a†,a†])">
            <text:p>:m RES 6*6 / free# JVEMV6 68#_281:1 / 68. theoretical-physics(tp) / topics=量子力学,w=上昇演算子,doc=r-7-A1~1.1.1:#18-6,s=~,i=~,other=calc+:([a*a†,a†])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9" office:value-type="string">
            <text:p>2022-06-11_13-20-04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9" office:value-type="string">
            <text:p>2022-06-11_15-53-10_000.jpg</text:p>
          </table:table-cell>
          <table:table-cell table:style-name="ce27" office:value-type="string">
            <text:p>:m RES 1*2 / free# JVEMV6 68#_281:2 / 68. theoretical-physics(tp) / topics=量子力学,w=,doc=r-7-A1~1.1.1:#18-8,s=~,i=~,other=calc+;calc+;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RES 1*2 / free# JVEMV6 68#_281:2 / 68. theoretical-physics(tp) / topics=量子力学,w=,doc=r-7-A1~1.1.1:#18-8,s=~,i=~,other=calc+;calc+;">
            <text:p>:m RES 1*2 / free# JVEMV6 68#_281:2 / 68. theoretical-physics(tp) / topics=量子力学,w=,doc=r-7-A1~1.1.1:#18-8,s=~,i=~,other=calc+;calc+;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9" office:value-type="string">
            <text:p>2022-06-11_15-53-27_000.jpg</text:p>
          </table:table-cell>
          <table:table-cell table:style-name="ce27" office:value-type="string">
            <text:p>:m RES 2*2 / free# JVEMV6 68#_281:2 / 68. theoretical-physics(tp) / topics=量子力学,w=,doc=r-7-A1~1.1.1:#18-8,s=~,i=~,other=calc+;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RES 2*2 / free# JVEMV6 68#_281:2 / 68. theoretical-physics(tp) / topics=量子力学,w=,doc=r-7-A1~1.1.1:#18-8,s=~,i=~,other=calc+;">
            <text:p>:m RES 2*2 / free# JVEMV6 68#_281:2 / 68. theoretical-physics(tp) / topics=量子力学,w=,doc=r-7-A1~1.1.1:#18-8,s=~,i=~,other=calc+;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9" office:value-type="string">
            <text:p>2022-06-11_16-19-45_000.jpg</text:p>
          </table:table-cell>
          <table:table-cell table:style-name="ce27" office:value-type="string">
            <text:p>:m 東和 PHOTO / 220610sa / 市が尾駅（電車）、千代橋（バス） / わかたけ都筑特別用語老人ホーム / １名（設備） / ヨコレイ（馬淵建設） / 日誌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m 東和 PHOTO / 220610sa / 市が尾駅（電車）、千代橋（バス） / わかたけ都筑特別用語老人ホーム / １名（設備） / ヨコレイ（馬淵建設） / 日誌">
            <text:p>:m 東和 PHOTO / 220610sa / 市が尾駅（電車）、千代橋（バス） / わかたけ都筑特別用語老人ホーム / １名（設備） / ヨコレイ（馬淵建設） / 日誌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office:value-type="string">
            <text:p>2022-06-11_17-24-08_000.jpg</text:p>
          </table:table-cell>
          <table:table-cell table:style-name="ce27" office:value-type="string">
            <text:p>:m RES 1*1 / free# JVEMV6 68#_281:3 / 68. theoretical-physics(tp) / topics=量子力学,w=,doc=r-7-A1~1.1.1:#18-11,s=~,i=~,other=memo+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m RES 1*1 / free# JVEMV6 68#_281:3 / 68. theoretical-physics(tp) / topics=量子力学,w=,doc=r-7-A1~1.1.1:#18-11,s=~,i=~,other=memo+">
            <text:p>:m RES 1*1 / free# JVEMV6 68#_281:3 / 68. theoretical-physics(tp) / topics=量子力学,w=,doc=r-7-A1~1.1.1:#18-11,s=~,i=~,other=memo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9" office:value-type="string">
            <text:p>2022-06-11_18-27-29_000.mp4</text:p>
          </table:table-cell>
          <table:table-cell table:style-name="ce27" office:value-type="string">
            <text:p>:VIDEO / @自室 / 記録 / jap.flute / 演奏、play / R=1 / record,for=~,other=file-id:2022-06-11_18-27-29_000.mp4,memo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VIDEO / @自室 / 記録 / jap.flute / 演奏、play / R=1 / record,for=~,other=file-id:2022-06-11_18-27-29_000.mp4,memo~">
            <text:p>:VIDEO / @自室 / 記録 / jap.flute / 演奏、play / R=1 / record,for=~,other=file-id:2022-06-11_18-27-29_000.mp4,memo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9" office:value-type="string">
            <text:p>2022-06-11_18-28-23_000.mp4</text:p>
          </table:table-cell>
          <table:table-cell table:style-name="ce27" office:value-type="string">
            <text:p>:VIDEO / @自室 / 記録 / jap.flute / 演奏、play / R=2 / record,for=~,other=file-id:2022-06-11_18-27-29_000.mp4,memo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VIDEO / @自室 / 記録 / jap.flute / 演奏、play / R=2 / record,for=~,other=file-id:2022-06-11_18-27-29_000.mp4,memo~">
            <text:p>:VIDEO / @自室 / 記録 / jap.flute / 演奏、play / R=2 / record,for=~,other=file-id:2022-06-11_18-27-29_000.mp4,memo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9" office:value-type="string">
            <text:p>2022-06-11_18-32-23_000.mp4</text:p>
          </table:table-cell>
          <table:table-cell table:style-name="ce27" office:value-type="string">
            <text:p>:VIDEO / @自室 / 記録 / jap.flute / 演奏、play / R=3 / record,for=~,other=~,memo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VIDEO / @自室 / 記録 / jap.flute / 演奏、play / R=3 / record,for=~,other=~,memo~">
            <text:p>:VIDEO / @自室 / 記録 / jap.flute / 演奏、play / R=3 / record,for=~,other=~,memo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9" office:value-type="string">
            <text:p>2022-06-11_20-59-42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9" office:value-type="string">
            <text:p>2022-06-12_01-36-22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:m :PHOTO 寝た時刻 / 2022">
            <text:p>:m :PHOTO 寝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9" office:value-type="string">
            <text:p>2022-06-12_06-43-44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string" office:string-value=":m :PHOTO 起きた時刻 / 2022">
            <text:p>:m :PHOTO 起き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9" office:value-type="string">
            <text:p>2022-06-12_06-44-55_000.jpg</text:p>
          </table:table-cell>
          <table:table-cell table:style-name="ce27" office:value-type="string">
            <text:p>:m :th / topic=読後感想：申命記 / content=第６章。とても無理。トーラの成就を予言するイエス。も、無理 / lang=ja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3]=&quot;&quot;;[.C23];CONCATENATE([.C23];&quot; / &quot;;[.E23]))" office:value-type="string" office:string-value=":m :th / topic=読後感想：申命記 / content=第６章。とても無理。トーラの成就を予言するイエス。も、無理 / lang=ja">
            <text:p>:m :th / topic=読後感想：申命記 / content=第６章。とても無理。トーラの成就を予言するイエス。も、無理 / lang=ja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9" office:value-type="string">
            <text:p>2022-06-12_07-21-09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9" office:value-type="string">
            <text:p>2022-06-12_11-27-39_000.jpg</text:p>
          </table:table-cell>
          <table:table-cell table:style-name="ce27" office:value-type="string">
            <text:p>:m RES 1*2 / free# JVEMV6 68#_282:1 / 68. theoretical-physics(tp) / topics=量子力学,w=,doc=r-7-A1~1.1.1:#19,s=~,i=~,other=calc+;calc+;calc+;calc+;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5]=&quot;&quot;;[.C25];CONCATENATE([.C25];&quot; / &quot;;[.E25]))" office:value-type="string" office:string-value=":m RES 1*2 / free# JVEMV6 68#_282:1 / 68. theoretical-physics(tp) / topics=量子力学,w=,doc=r-7-A1~1.1.1:#19,s=~,i=~,other=calc+;calc+;calc+;calc+;">
            <text:p>:m RES 1*2 / free# JVEMV6 68#_282:1 / 68. theoretical-physics(tp) / topics=量子力学,w=,doc=r-7-A1~1.1.1:#19,s=~,i=~,other=calc+;calc+;calc+;calc+;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string">
            <text:p>2022-06-12_11-27-53_000.jpg</text:p>
          </table:table-cell>
          <table:table-cell table:style-name="ce27" office:value-type="string">
            <text:p>:m RES 2*2 / free# JVEMV6 68#_282:1 / 68. theoretical-physics(tp) / topics=量子力学,w=,doc=r-7-A1~1.1.1:#19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6]=&quot;&quot;;[.C26];CONCATENATE([.C26];&quot; / &quot;;[.E26]))" office:value-type="string" office:string-value=":m RES 2*2 / free# JVEMV6 68#_282:1 / 68. theoretical-physics(tp) / topics=量子力学,w=,doc=r-7-A1~1.1.1:#19,s=~,i=~,other=~">
            <text:p>:m RES 2*2 / free# JVEMV6 68#_282:1 / 68. theoretical-physics(tp) / topics=量子力学,w=,doc=r-7-A1~1.1.1:#19,s=~,i=~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9" office:value-type="string">
            <text:p>2022-06-12_13-17-15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9" office:value-type="string">
            <text:p>2022-06-12_17-07-24_000.jpg</text:p>
          </table:table-cell>
          <table:table-cell table:style-name="ce36" office:value-type="string">
            <text:p>:m RES 1*5 / free# JVEMV6 68#_282:1 / 68. theoretical-physics(tp) / topics=解析接続；ゼータ関数,w=,doc=r-7-A6~1.1#1;r-7-A6~1.2#1;r-7-A6~3.1#1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8]=&quot;&quot;;[.C28];CONCATENATE([.C28];&quot; / &quot;;[.E28]))" office:value-type="string" office:string-value=":m RES 1*5 / free# JVEMV6 68#_282:1 / 68. theoretical-physics(tp) / topics=解析接続；ゼータ関数,w=,doc=r-7-A6~1.1#1;r-7-A6~1.2#1;r-7-A6~3.1#1,s=~,i=~,other=calc+">
            <text:p>:m RES 1*5 / free# JVEMV6 68#_282:1 / 68. theoretical-physics(tp) / topics=解析接続；ゼータ関数,w=,doc=r-7-A6~1.1#1;r-7-A6~1.2#1;r-7-A6~3.1#1,s=~,i=~,other=calc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9" office:value-type="string">
            <text:p>2022-06-12_17-07-41_000.jpg</text:p>
          </table:table-cell>
          <table:table-cell table:style-name="ce27" office:value-type="string">
            <text:p>:m RES 2*5 / free# JVEMV6 68#_282:1 / 68. theoretical-physics(tp) / topics=解析接続；ゼータ関数,w=,doc=r-7-A6~3.1#1,s=~,i=~,other=calc+;memo+;calc+;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string" office:string-value=":m RES 2*5 / free# JVEMV6 68#_282:1 / 68. theoretical-physics(tp) / topics=解析接続；ゼータ関数,w=,doc=r-7-A6~3.1#1,s=~,i=~,other=calc+;memo+;calc+;">
            <text:p>:m RES 2*5 / free# JVEMV6 68#_282:1 / 68. theoretical-physics(tp) / topics=解析接続；ゼータ関数,w=,doc=r-7-A6~3.1#1,s=~,i=~,other=calc+;memo+;calc+;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9" office:value-type="string">
            <text:p>2022-06-12_17-08-00_000.jpg</text:p>
          </table:table-cell>
          <table:table-cell table:style-name="ce27" office:value-type="string">
            <text:p>:m RES 3*5 / free# JVEMV6 68#_282:1 / 68. theoretical-physics(tp) / topics=解析接続；ゼータ関数,w=,doc=r-7-A6~3.1#1,s=~,i=~,other=memo+;q+:open;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string" office:string-value=":m RES 3*5 / free# JVEMV6 68#_282:1 / 68. theoretical-physics(tp) / topics=解析接続；ゼータ関数,w=,doc=r-7-A6~3.1#1,s=~,i=~,other=memo+;q+:open;">
            <text:p>:m RES 3*5 / free# JVEMV6 68#_282:1 / 68. theoretical-physics(tp) / topics=解析接続；ゼータ関数,w=,doc=r-7-A6~3.1#1,s=~,i=~,other=memo+;q+:open;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9" office:value-type="string">
            <text:p>2022-06-12_17-08-26_000.jpg</text:p>
          </table:table-cell>
          <table:table-cell table:style-name="ce27" office:value-type="string">
            <text:p>:m RES 4-5*5 / free# JVEMV6 68#_282:1 / 68. theoretical-physics(tp) / topics=解析接続；ゼータ関数,w=,doc=r-7-A6~3.1#1,s=~,i=~,other=calc+;calc+;con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string" office:string-value=":m RES 4-5*5 / free# JVEMV6 68#_282:1 / 68. theoretical-physics(tp) / topics=解析接続；ゼータ関数,w=,doc=r-7-A6~3.1#1,s=~,i=~,other=calc+;calc+;conc+">
            <text:p>:m RES 4-5*5 / free# JVEMV6 68#_282:1 / 68. theoretical-physics(tp) / topics=解析接続；ゼータ関数,w=,doc=r-7-A6~3.1#1,s=~,i=~,other=calc+;calc+;conc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9" office:value-type="string">
            <text:p>2022-06-12_21-05-23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2]=&quot;&quot;;[.C32];CONCATENATE([.C32];&quot; / &quot;;[.E32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9" office:value-type="string">
            <text:p>2022-06-12_22-23-20_000.jpg</text:p>
          </table:table-cell>
          <table:table-cell table:style-name="ce27" office:value-type="string">
            <text:p>-*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3]=&quot;&quot;;[.C33];CONCATENATE([.C33];&quot; / &quot;;[.E33]))" office:value-type="string" office:string-value="-*">
            <text:p>-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3">
            <text:p>33</text:p>
          </table:table-cell>
          <table:table-cell table:style-name="ce9" office:value-type="string">
            <text:p>2022-06-12_23-59-45_000.jpg</text:p>
          </table:table-cell>
          <table:table-cell table:style-name="ce27" office:value-type="string">
            <text:p>:m #*# / math / topic=(sinθ/θ)：求める / content=~ / status=~ / other=~,id=O3QN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4]=&quot;&quot;;[.C34];CONCATENATE([.C34];&quot; / &quot;;[.E34]))" office:value-type="string" office:string-value=":m #*# / math / topic=(sinθ/θ)：求める / content=~ / status=~ / other=~,id=O3QN">
            <text:p>:m #*# / math / topic=(sinθ/θ)：求める / content=~ / status=~ / other=~,id=O3QN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4">
            <text:p>34</text:p>
          </table:table-cell>
          <table:table-cell table:style-name="ce9" office:value-type="string">
            <text:p>2022-06-13_01-09-02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5]=&quot;&quot;;[.C35];CONCATENATE([.C35];&quot; / &quot;;[.E35]))" office:value-type="string" office:string-value=":m :PHOTO 寝た時刻 / 2022">
            <text:p>:m :PHOTO 寝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5">
            <text:p>35</text:p>
          </table:table-cell>
          <table:table-cell table:style-name="ce9" office:value-type="string">
            <text:p>2022-06-13_07-49-54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6]=&quot;&quot;;[.C36];CONCATENATE([.C36];&quot; / &quot;;[.E36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6">
            <text:p>36</text:p>
          </table:table-cell>
          <table:table-cell table:style-name="ce9" office:value-type="string">
            <text:p>2022-06-13_08-23-40_000.jpg</text:p>
          </table:table-cell>
          <table:table-cell table:style-name="ce27" office:value-type="string">
            <text:p>:m #*# / math / topic=総和と積分：大小の比較 / content=~ / status=~ / other=~,id=CJX0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7]=&quot;&quot;;[.C37];CONCATENATE([.C37];&quot; / &quot;;[.E37]))" office:value-type="string" office:string-value=":m #*# / math / topic=総和と積分：大小の比較 / content=~ / status=~ / other=~,id=CJX0">
            <text:p>:m #*# / math / topic=総和と積分：大小の比較 / content=~ / status=~ / other=~,id=CJX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7">
            <text:p>37</text:p>
          </table:table-cell>
          <table:table-cell table:style-name="ce9" office:value-type="string">
            <text:p>2022-06-13_09-00-39_000.jpg</text:p>
          </table:table-cell>
          <table:table-cell table:style-name="ce27" office:value-type="string">
            <text:p>:m #*# / math / topic=sinθ：微分 / content=~ / status=~ / other=~,id=XQR5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string" office:string-value=":m #*# / math / topic=sinθ：微分 / content=~ / status=~ / other=~,id=XQR5">
            <text:p>:m #*# / math / topic=sinθ：微分 / content=~ / status=~ / other=~,id=XQR5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9" office:value-type="string">
            <text:p>2022-06-13_09-11-57_000.jpg</text:p>
          </table:table-cell>
          <table:table-cell table:style-name="ce27" office:value-type="string">
            <text:p>:m #*# / math / topic=(cosθ/θ)：極限(lim-&gt;0) / content=~ / status=~ / other=~,id=TCLP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string" office:string-value=":m #*# / math / topic=(cosθ/θ)：極限(lim-&gt;0) / content=~ / status=~ / other=~,id=TCLP">
            <text:p>:m #*# / math / topic=(cosθ/θ)：極限(lim-&gt;0) / content=~ / status=~ / other=~,id=TCLP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9">
            <text:p>39</text:p>
          </table:table-cell>
          <table:table-cell table:style-name="ce9" office:value-type="string">
            <text:p>2022-06-13_09-36-02_000.jpg</text:p>
          </table:table-cell>
          <table:table-cell table:style-name="ce27" office:value-type="string">
            <text:p>:m #*# / math / topic=(cos(x)/x)：極限(lim-&gt;∞+) / content=~ / status=~ / other=~,id=ILIV</text:p>
          </table:table-cell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string" office:string-value=":m #*# / math / topic=(cos(x)/x)：極限(lim-&gt;∞+) / content=~ / status=~ / other=~,id=ILIV">
            <text:p>:m #*# / math / topic=(cos(x)/x)：極限(lim-&gt;∞+) / content=~ / status=~ / other=~,id=ILIV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9" office:value-type="string">
            <text:p>2022-06-13_12-39-36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9" office:value-type="string">
            <text:p>2022-06-13_14-52-05_000.jpg</text:p>
          </table:table-cell>
          <table:table-cell table:style-name="ce27" office:value-type="string">
            <text:p>:m RES 1*2 / free# JVEMV6 68#_283:1 / 68. theoretical-physics(tp) / topics=量子力学,w=,doc=r-7-A1~1.1.1#2.1,s=~,i=~,other=calc+:(divE-=0)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2]=&quot;&quot;;[.C42];CONCATENATE([.C42];&quot; / &quot;;[.E42]))" office:value-type="string" office:string-value=":m RES 1*2 / free# JVEMV6 68#_283:1 / 68. theoretical-physics(tp) / topics=量子力学,w=,doc=r-7-A1~1.1.1#2.1,s=~,i=~,other=calc+:(divE-=0)">
            <text:p>:m RES 1*2 / free# JVEMV6 68#_283:1 / 68. theoretical-physics(tp) / topics=量子力学,w=,doc=r-7-A1~1.1.1#2.1,s=~,i=~,other=calc+:(divE-=0)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2">
            <text:p>42</text:p>
          </table:table-cell>
          <table:table-cell table:style-name="ce9" office:value-type="string">
            <text:p>2022-06-13_14-52-24_000.jpg</text:p>
          </table:table-cell>
          <table:table-cell table:style-name="ce27" office:value-type="string">
            <text:p>:m RES 2*2 / free# JVEMV6 68#_283:1 / 68. theoretical-physics(tp) / topics=量子力学,w=,doc=r-7-A1~1.1.1#2.1,s=~,i=~,other=calc+:(divE-=0)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3]=&quot;&quot;;[.C43];CONCATENATE([.C43];&quot; / &quot;;[.E43]))" office:value-type="string" office:string-value=":m RES 2*2 / free# JVEMV6 68#_283:1 / 68. theoretical-physics(tp) / topics=量子力学,w=,doc=r-7-A1~1.1.1#2.1,s=~,i=~,other=calc+:(divE-=0)">
            <text:p>:m RES 2*2 / free# JVEMV6 68#_283:1 / 68. theoretical-physics(tp) / topics=量子力学,w=,doc=r-7-A1~1.1.1#2.1,s=~,i=~,other=calc+:(divE-=0)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3">
            <text:p>43</text:p>
          </table:table-cell>
          <table:table-cell table:style-name="ce9" office:value-type="string">
            <text:p>2022-06-13_15-51-44_000.jpg</text:p>
          </table:table-cell>
          <table:table-cell table:style-name="ce27" office:value-type="string">
            <text:p>:m #*# / memo:other(m:other) / topic=お父さんの入院、ホームでの行動：お兄さんとの、ラインでの、オンライン・打ち合わせ；お母さんも入る, about=後続事項：コレポン：労金中原支店,content=口座取引：代理できるようにしたい,other=~,id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4]=&quot;&quot;;[.C44];CONCATENATE([.C44];&quot; / &quot;;[.E44]))" office:value-type="string" office:string-value=":m #*# / memo:other(m:other) / topic=お父さんの入院、ホームでの行動：お兄さんとの、ラインでの、オンライン・打ち合わせ；お母さんも入る, about=後続事項：コレポン：労金中原支店,content=口座取引：代理できるようにしたい,other=~,id=~">
            <text:p>:m #*# / memo:other(m:other) / topic=お父さんの入院、ホームでの行動：お兄さんとの、ラインでの、オンライン・打ち合わせ；お母さんも入る, about=後続事項：コレポン：労金中原支店,content=口座取引：代理できるようにしたい,other=~,id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4">
            <text:p>44</text:p>
          </table:table-cell>
          <table:table-cell table:style-name="ce9" office:value-type="string">
            <text:p>2022-06-13_16-06-55_000.jpg</text:p>
          </table:table-cell>
          <table:table-cell table:style-name="ce27" office:value-type="string">
            <text:p>:m #*# / memo:other(m:other) / topic=お父さんの入院、ホームでの行動：お兄さんとの、ラインでの、オンライン・打ち合わせ；お母さんも入る, about=後続事項：コレポン：労金中原支店,content=口座取引：代理できるようにしたい,other=続き：file-id:2022-06-13_15-51-44_000.jpg,id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5]=&quot;&quot;;[.C45];CONCATENATE([.C45];&quot; / &quot;;[.E45]))" office:value-type="string" office:string-value=":m #*# / memo:other(m:other) / topic=お父さんの入院、ホームでの行動：お兄さんとの、ラインでの、オンライン・打ち合わせ；お母さんも入る, about=後続事項：コレポン：労金中原支店,content=口座取引：代理できるようにしたい,other=続き：file-id:2022-06-13_15-51-44_000.jpg,id=~">
            <text:p>:m #*# / memo:other(m:other) / topic=お父さんの入院、ホームでの行動：お兄さんとの、ラインでの、オンライン・打ち合わせ；お母さんも入る, about=後続事項：コレポン：労金中原支店,content=口座取引：代理できるようにしたい,other=続き：file-id:2022-06-13_15-51-44_000.jpg,id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5">
            <text:p>45</text:p>
          </table:table-cell>
          <table:table-cell table:style-name="ce9" office:value-type="string">
            <text:p>2022-06-13_16-19-03_000.jpg</text:p>
          </table:table-cell>
          <table:table-cell table:style-name="ce27" office:value-type="string">
            <text:p>:m #*# / memo:other(m:other) / topic=お父さんの入院、ホームでの行動：お兄さんとの、ラインでの、オンライン・打ち合わせ；お母さんも入る, about=後続事項：コレポン：労金中原支店,content=口座取引：代理できるようにしたい,other=さらに続き：file-id:2022-06-13_15-51-44_000.jpg;2022-06-13_16-06-55_000.jpg,id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6]=&quot;&quot;;[.C46];CONCATENATE([.C46];&quot; / &quot;;[.E46]))" office:value-type="string" office:string-value=":m #*# / memo:other(m:other) / topic=お父さんの入院、ホームでの行動：お兄さんとの、ラインでの、オンライン・打ち合わせ；お母さんも入る, about=後続事項：コレポン：労金中原支店,content=口座取引：代理できるようにしたい,other=さらに続き：file-id:2022-06-13_15-51-44_000.jpg;2022-06-13_16-06-55_000.jpg,id=~">
            <text:p>:m #*# / memo:other(m:other) / topic=お父さんの入院、ホームでの行動：お兄さんとの、ラインでの、オンライン・打ち合わせ；お母さんも入る, about=後続事項：コレポン：労金中原支店,content=口座取引：代理できるようにしたい,other=さらに続き：file-id:2022-06-13_15-51-44_000.jpg;2022-06-13_16-06-55_000.jpg,id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9" office:value-type="string">
            <text:p>2022-06-13_17-30-30_000.jpg</text:p>
          </table:table-cell>
          <table:table-cell table:style-name="ce29" office:value-type="string">
            <text:p>:m RES 1*2 / free# JVEMV6 68#_283:2 / 68. theoretical-physics(tp) / topics=ゼータ関数,w=,doc=r-7-A6~3.1#2,s=~,i=~,other=calc+;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7]=&quot;&quot;;[.C47];CONCATENATE([.C47];&quot; / &quot;;[.E47]))" office:value-type="string" office:string-value=":m RES 1*2 / free# JVEMV6 68#_283:2 / 68. theoretical-physics(tp) / topics=ゼータ関数,w=,doc=r-7-A6~3.1#2,s=~,i=~,other=calc+;memo+">
            <text:p>:m RES 1*2 / free# JVEMV6 68#_283:2 / 68. theoretical-physics(tp) / topics=ゼータ関数,w=,doc=r-7-A6~3.1#2,s=~,i=~,other=calc+;memo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9" office:value-type="string">
            <text:p>2022-06-13_17-30-47_000.jpg</text:p>
          </table:table-cell>
          <table:table-cell table:style-name="ce27" office:value-type="string">
            <text:p>:m RES 2*2 / free# JVEMV6 68#_283:2 / 68. theoretical-physics(tp) / topics=量子力学,w=,doc=r-7-A1~1.1.1#3-3,s=~,i=~,other=calc+;memo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8]=&quot;&quot;;[.C48];CONCATENATE([.C48];&quot; / &quot;;[.E48]))" office:value-type="string" office:string-value=":m RES 2*2 / free# JVEMV6 68#_283:2 / 68. theoretical-physics(tp) / topics=量子力学,w=,doc=r-7-A1~1.1.1#3-3,s=~,i=~,other=calc+;memo+">
            <text:p>:m RES 2*2 / free# JVEMV6 68#_283:2 / 68. theoretical-physics(tp) / topics=量子力学,w=,doc=r-7-A1~1.1.1#3-3,s=~,i=~,other=calc+;memo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27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15"/>
          <table:table-cell table:style-name="ce46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46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46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46"/>
          <table:table-cell table:style-name="ce11"/>
          <table:table-cell table:style-name="ce11"/>
          <table:table-cell table:style-name="ce51" table:formula="of:=IF([.E56]=&quot;&quot;;[.C56];CONCATENATE([.C56];&quot; / &quot;;[.E5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46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46"/>
          <table:table-cell table:style-name="ce11"/>
          <table:table-cell table:style-name="ce11"/>
          <table:table-cell table:style-name="ce51" table:formula="of:=IF([.E58]=&quot;&quot;;[.C58];CONCATENATE([.C58];&quot; / &quot;;[.E5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46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46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8"/>
          <table:table-cell table:style-name="ce28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15"/>
          <table:table-cell table:style-name="ce29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15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20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10"/>
          <table:table-cell table:style-name="ce11"/>
          <table:table-cell table:style-name="ce9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8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3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10"/>
          <table:table-cell table:style-name="ce11"/>
          <table:table-cell table:style-name="ce9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93])" office:value-type="float" office:value="45">
            <text:p>45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102];&quot;-\*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0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8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49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49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8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4:Sheet1.C269" table:on-update-keep-styles="true" table:on-update-keep-size="false"/>
        <table:database-range table:name="XXX" table:target-range-address="Sheet1.B264:Sheet1.B264" table:on-update-keep-styles="true" table:on-update-keep-size="false"/>
        <table:database-range table:name="XXX_music" table:target-range-address="Sheet1.B265:Sheet1.B265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4">2022/06/14</text:date>, <text:time>10:16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6-14T10:16:30.88</dc:date>
    <dc:creator>iwabuchi ken</dc:creator>
    <meta:editing-duration>P47DT13H28M32S</meta:editing-duration>
    <meta:editing-cycles>15352</meta:editing-cycles>
    <meta:document-statistic meta:table-count="2" meta:cell-count="554" meta:object-count="0"/>
    <meta:user-defined meta:name="qrichtext">1</meta:user-defined>
  </office:meta>
</office:document-meta>
</file>